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2010000011F0000012C2697595E.png"/>
  <manifest:file-entry manifest:media-type="image/jpeg" manifest:full-path="Pictures/10000000000003E80000028A569AFFA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076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49cm" svg:height="13.969cm" svg:x="1.084cm" svg:y="0.018cm">
          <draw:image xlink:href="Pictures/10000000000003E80000028A569AFFA0.jpg" xlink:type="simple" xlink:show="embed" xlink:actuate="onLoad">
            <text:p/>
          </draw:image>
        </draw:frame>
        <draw:frame draw:style-name="gr2" draw:text-style-name="P2" draw:layer="layout" svg:width="2.576cm" svg:height="0.958cm" svg:x="3.801cm" svg:y="10.695cm">
          <draw:text-box>
            <text:p><text:span text:style-name="T1">100 km</text:span></text:p>
          </draw:text-box>
        </draw:frame>
        <draw:frame draw:style-name="gr1" draw:text-style-name="P1" draw:layer="layout" svg:width="1.457cm" svg:height="1.379cm" svg:x="9.084cm" svg:y="2.032cm">
          <draw:image xlink:href="Pictures/100002010000011F0000012C2697595E.png" xlink:type="simple" xlink:show="embed" xlink:actuate="onLoad">
            <text:p/>
          </draw:image>
        </draw:frame>
        <draw:frame draw:style-name="gr1" draw:text-style-name="P1" draw:layer="layout" svg:width="1.457cm" svg:height="1.379cm" svg:x="10.354cm" svg:y="2.558cm">
          <draw:image xlink:href="Pictures/100002010000011F0000012C2697595E.png" xlink:type="simple" xlink:show="embed" xlink:actuate="onLoad">
            <text:p/>
          </draw:image>
        </draw:frame>
        <draw:frame draw:style-name="gr1" draw:text-style-name="P1" draw:layer="layout" svg:width="1.457cm" svg:height="1.379cm" svg:x="9.338cm" svg:y="2.54cm">
          <draw:image xlink:href="Pictures/100002010000011F0000012C2697595E.png" xlink:type="simple" xlink:show="embed" xlink:actuate="onLoad">
            <text:p/>
          </draw:image>
        </draw:frame>
        <draw:frame draw:style-name="gr1" draw:text-style-name="P1" draw:layer="layout" svg:width="1.457cm" svg:height="1.379cm" svg:x="9.906cm" svg:y="2.921cm">
          <draw:image xlink:href="Pictures/100002010000011F0000012C2697595E.png" xlink:type="simple" xlink:show="embed" xlink:actuate="onLoad">
            <text:p/>
          </draw:image>
        </draw:frame>
        <draw:frame draw:style-name="gr1" draw:text-style-name="P1" draw:layer="layout" svg:width="1.457cm" svg:height="1.379cm" svg:x="15.561cm" svg:y="4.953cm">
          <draw:image xlink:href="Pictures/100002010000011F0000012C2697595E.png" xlink:type="simple" xlink:show="embed" xlink:actuate="onLoad">
            <text:p/>
          </draw:image>
        </draw:frame>
        <draw:frame draw:style-name="gr1" draw:text-style-name="P1" draw:layer="layout" svg:width="1.457cm" svg:height="1.379cm" svg:x="19.625cm" svg:y="8.908cm">
          <draw:image xlink:href="Pictures/100002010000011F0000012C2697595E.png" xlink:type="simple" xlink:show="embed" xlink:actuate="onLoad">
            <text:p/>
          </draw:image>
        </draw:frame>
        <draw:frame draw:style-name="gr1" draw:text-style-name="P1" draw:layer="layout" svg:width="1.457cm" svg:height="1.379cm" svg:x="4.004cm" svg:y="0.508cm">
          <draw:image xlink:href="Pictures/100002010000011F0000012C2697595E.png" xlink:type="simple" xlink:show="embed" xlink:actuate="onLoad">
            <text:p/>
          </draw:image>
        </draw:frame>
        <draw:line draw:style-name="gr3" draw:text-style-name="P1" draw:layer="layout" svg:x1="3.429cm" svg:y1="10.668cm" svg:x2="6.858cm" svg:y2="10.668cm">
          <text:p/>
        </draw:line>
        <draw:line draw:style-name="gr3" draw:text-style-name="P1" draw:layer="layout" svg:x1="3.429cm" svg:y1="10.287cm" svg:x2="3.429cm" svg:y2="11.049cm">
          <text:p/>
        </draw:line>
        <draw:line draw:style-name="gr3" draw:text-style-name="P1" draw:layer="layout" svg:x1="6.829cm" svg:y1="10.287cm" svg:x2="6.829cm" svg:y2="11.0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546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3M12S</meta:editing-duration>
    <meta:editing-cycles>10</meta:editing-cycles>
    <meta:generator>OpenOffice/4.1.4$Win32 OpenOffice.org_project/414m5$Build-9788</meta:generator>
    <dc:date>2017-12-30T14:16:20.70</dc:date>
    <dc:creator>Pawel Gburzynski</dc:creator>
    <meta:document-statistic meta:object-count="12"/>
  </office:meta>
</office:document-meta>
</file>